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D0000002737FF7BB28B70FD244.png" manifest:media-type="image/png"/>
  <manifest:file-entry manifest:full-path="Pictures/10000001000003D00000024FB59A2D5985C27F1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ira Mono for Powerline" svg:font-family="'Fira Mono for Powerline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693cm" svg:height="15.557cm" svg:x="-3.445cm" svg:y="2.587cm">
          <draw:image xlink:href="Pictures/10000001000003D00000024FB59A2D5985C27F1D.png" xlink:type="simple" xlink:show="embed" xlink:actuate="onLoad" draw:mime-type="image/png">
            <text:p/>
          </draw:image>
        </draw:frame>
        <draw:frame draw:style-name="gr1" draw:text-style-name="P1" draw:layer="layout" svg:width="23.63cm" svg:height="15.18cm" svg:x="10.39cm" svg:y="1.952cm">
          <draw:image xlink:href="Pictures/10000001000003D0000002737FF7BB28B70FD24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ira Mono for Powerline" svg:font-family="'Fira Mono for Powerline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Fira Mono for Powerlin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ira Mono for Powerline" style:font-family-asian="'Fira Mono for Powerline'" style:font-family-generic-asian="system" style:font-pitch-asian="variable" style:font-size-asian="18pt" style:font-style-asian="normal" style:font-weight-asian="normal" style:font-name-complex="Fira Mono for Powerline" style:font-family-complex="'Fira Mono for Powerline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17:01:52.177670269</meta:creation-date>
    <dc:date>2023-06-09T17:49:35.213441523</dc:date>
    <meta:editing-duration>PT47M43S</meta:editing-duration>
    <meta:editing-cycles>2</meta:editing-cycles>
    <meta:generator>LibreOffice/7.5.3.2$Linux_X86_64 LibreOffice_project/50$Build-2</meta:generator>
    <meta:document-statistic meta:object-count="2"/>
  </office:meta>
</office:document-meta>
</file>